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ISOCPEUR" svg:font-family="ISOCPEU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loext:decorative="false"/>
    </style:style>
    <style:style style:name="gr2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loext:decorative="false"/>
    </style:style>
    <style:style style:name="gr3" style:family="graphic" style:parent-style-name="standard">
      <style:graphic-properties draw:stroke="none" draw:fill="none" draw:textarea-vertical-align="middle" fo:min-height="0.915cm" fo:min-width="2.54cm" fo:padding-top="0.071cm" fo:padding-bottom="0.071cm" fo:padding-left="0.071cm" fo:padding-right="0.071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458cm" fo:min-width="2.54cm" fo:padding-top="0.071cm" fo:padding-bottom="0.071cm" fo:padding-left="0.071cm" fo:padding-right="0.07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509cm" fo:min-width="2.54cm" fo:padding-top="0.071cm" fo:padding-bottom="0.071cm" fo:padding-left="0.071cm" fo:padding-right="0.07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565cm" fo:min-width="2.54cm" fo:padding-top="0.071cm" fo:padding-bottom="0.071cm" fo:padding-left="0.071cm" fo:padding-right="0.071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>
      <style:graphic-properties loext:decorative="false"/>
    </style:style>
    <style:style style:name="gr9" style:family="graphic" style:parent-style-name="standard">
      <style:graphic-properties draw:stroke="none" draw:fill="solid" draw:fill-color="#ffffff" draw:shadow="hidden" loext:decorative="false"/>
    </style:style>
    <style:style style:name="gr10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1" style:family="graphic" style:parent-style-name="standard">
      <style:graphic-properties draw:stroke="none" draw:fill="none" draw:textarea-vertical-align="middle" fo:min-height="1.107cm" fo:min-width="2.54cm" fo:padding-top="0.071cm" fo:padding-bottom="0.071cm" fo:padding-left="0.071cm" fo:padding-right="0.071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731cm" fo:min-width="2.54cm" fo:padding-top="0.071cm" fo:padding-bottom="0.071cm" fo:padding-left="0.071cm" fo:padding-right="0.071cm" loext:decorative="false"/>
      <style:paragraph-properties style:writing-mode="lr-tb"/>
    </style:style>
    <style:style style:name="gr13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14" style:family="graphic" style:parent-style-name="standard">
      <style:graphic-properties draw:stroke="none" draw:fill="none" draw:textarea-vertical-align="middle" fo:min-height="1.277cm" fo:min-width="2.54cm" fo:padding-top="0.071cm" fo:padding-bottom="0.071cm" fo:padding-left="0.071cm" fo:padding-right="0.071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1.526cm" fo:min-width="2.54cm" fo:padding-top="0.141cm" fo:padding-bottom="0.141cm" fo:padding-left="0.141cm" fo:padding-right="0.141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1.848cm" fo:min-width="2.54cm" fo:padding-top="0.141cm" fo:padding-bottom="0.141cm" fo:padding-left="0.141cm" fo:padding-right="0.141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1.109cm" fo:min-width="2.54cm" fo:padding-top="0.071cm" fo:padding-bottom="0.071cm" fo:padding-left="0.071cm" fo:padding-right="0.071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1.679cm" fo:min-width="2.54cm" fo:padding-top="0.071cm" fo:padding-bottom="0.071cm" fo:padding-left="0.071cm" fo:padding-right="0.071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1.224cm" fo:min-width="2.54cm" fo:padding-top="0.071cm" fo:padding-bottom="0.071cm" fo:padding-left="0.071cm" fo:padding-right="0.071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2.165cm" fo:min-width="2.54cm" fo:padding-top="0.071cm" fo:padding-bottom="0.071cm" fo:padding-left="0.071cm" fo:padding-right="0.071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1.072cm" fo:min-width="2.54cm" fo:padding-top="0.071cm" fo:padding-bottom="0.071cm" fo:padding-left="0.071cm" fo:padding-right="0.071cm" loext:decorative="false"/>
      <style:paragraph-properties style:writing-mode="lr-tb"/>
    </style:style>
    <style:style style:name="gr22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23" style:family="graphic" style:parent-style-name="standard">
      <style:graphic-properties draw:stroke="none" draw:fill="none" draw:textarea-vertical-align="middle" fo:min-height="1.525cm" fo:min-width="2.54cm" fo:padding-top="0.141cm" fo:padding-bottom="0.141cm" fo:padding-left="0.141cm" fo:padding-right="0.141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83cm" fo:min-width="2.54cm" fo:padding-top="0.141cm" fo:padding-bottom="0.141cm" fo:padding-left="0.141cm" fo:padding-right="0.141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0.923cm" fo:min-width="2.54cm" fo:padding-top="0.141cm" fo:padding-bottom="0.141cm" fo:padding-left="0.141cm" fo:padding-right="0.141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0.89cm" fo:min-width="2.54cm" fo:padding-top="0.141cm" fo:padding-bottom="0.141cm" fo:padding-left="0.141cm" fo:padding-right="0.141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1.319cm" fo:min-width="2.54cm" fo:padding-top="0.071cm" fo:padding-bottom="0.071cm" fo:padding-left="0.071cm" fo:padding-right="0.071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1.262cm" fo:min-width="2.54cm" fo:padding-top="0.071cm" fo:padding-bottom="0.071cm" fo:padding-left="0.071cm" fo:padding-right="0.071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vertical-align="middle" fo:min-height="3.557cm" fo:min-width="2.54cm" fo:padding-top="0.141cm" fo:padding-bottom="0.141cm" fo:padding-left="0.141cm" fo:padding-right="0.141cm" loext:decorative="false"/>
      <style:paragraph-properties style:writing-mode="lr-tb"/>
    </style:style>
    <style:style style:name="gr31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32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1.133cm" fo:min-width="2.54cm" fo:padding-top="0.141cm" fo:padding-bottom="0.141cm" fo:padding-left="0.141cm" fo:padding-right="0.141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1.775cm" fo:min-width="2.54cm" fo:padding-top="0.141cm" fo:padding-bottom="0.141cm" fo:padding-left="0.141cm" fo:padding-right="0.141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0.676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solid" draw:fill-color="#ffffff"/>
    </style:style>
    <style:style style:name="T1" style:family="text">
      <style:text-properties fo:color="#000000" loext:opacity="100%" style:font-name="ISOCPEUR" fo:font-size="8pt" style:font-name-asian="ISOCPEUR" style:font-size-asian="8pt" style:font-name-complex="ISOCPEUR" style:font-size-complex="8pt"/>
    </style:style>
    <style:style style:name="T2" style:family="text">
      <style:text-properties fo:color="#000000" loext:opacity="100%" style:font-name="ISOCPEUR" fo:font-size="9pt" style:font-name-asian="ISOCPEUR" style:font-size-asian="9pt" style:font-name-complex="ISOCPEUR" style:font-size-complex="9pt"/>
    </style:style>
    <style:style style:name="T3" style:family="text">
      <style:text-properties fo:color="#000000" loext:opacity="100%" style:font-name="ISOCPEUR" fo:font-size="10pt" style:font-name-asian="ISOCPEUR" style:font-size-asian="10pt" style:font-name-complex="ISOCPEUR" style:font-size-complex="10pt"/>
    </style:style>
    <style:style style:name="T4" style:family="text">
      <style:text-properties fo:color="#000000" loext:opacity="100%" style:font-name="Calibri" fo:font-size="12pt" style:font-name-asian="Calibri" style:font-size-asian="12pt" style:font-name-complex="Calibri" style:font-size-complex="12pt"/>
    </style:style>
    <style:style style:name="T5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T6" style:family="text"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T7" style:family="text">
      <style:text-properties fo:color="#000000" loext:opacity="100%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8" style:family="text">
      <style:text-properties fo:color="#000000" loext:opacity="100%" style:font-name="Arial" fo:font-size="8pt" style:font-name-asian="Arial" style:font-size-asian="8pt" style:font-name-complex="Arial" style:font-size-complex="8pt"/>
    </style:style>
    <style:style style:name="T9" style:family="text">
      <style:text-properties fo:color="#000000" loext:opacity="100%" style:font-name="Arial" fo:font-size="24pt" style:font-name-asian="Arial" style:font-size-asian="24pt" style:font-name-complex="Arial" style:font-size-complex="24pt"/>
    </style:style>
    <style:style style:name="T10" style:family="text">
      <style:text-properties fo:color="#000000" loext:opacity="100%" style:font-name="Calibri" fo:font-size="16pt" style:font-name-asian="Calibri" style:font-size-asian="16pt" style:font-name-complex="Calibri" style:font-size-complex="16pt"/>
    </style:style>
    <style:style style:name="T11" style:family="text">
      <style:text-properties fo:color="#000000" loext:opacity="100%" style:font-name="Calibri" fo:font-size="9pt" style:font-name-asian="Calibri" style:font-size-asian="9pt" style:font-name-complex="Calibri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Ст�" draw:style-name="dp1" draw:master-page-name="PM0">
        <draw:polyline draw:style-name="gr1" draw:text-style-name="P1" draw:layer="layout" svg:width="39.5cm" svg:height="28.5cm" svg:x="2cm" svg:y="0.7cm" svg:viewBox="0 0 39501 28501" draw:points="0,0 0,28501 39500,28501 39501,0">
          <text:p/>
        </draw:polyline>
        <draw:line draw:style-name="gr1" draw:text-style-name="P1" draw:layer="layout" svg:x1="41.499cm" svg:y1="0.7cm" svg:x2="2cm" svg:y2="0.7cm">
          <text:p/>
        </draw:line>
        <draw:polyline draw:style-name="gr1" draw:text-style-name="P1" draw:layer="layout" svg:width="18.5cm" svg:height="5.5cm" svg:x="23cm" svg:y="23.7cm" svg:viewBox="0 0 18501 5501" draw:points="18501,0 0,0 0,5501">
          <text:p/>
        </draw:polyline>
        <draw:line draw:style-name="gr1" draw:text-style-name="P1" draw:layer="layout" svg:x1="41.5cm" svg:y1="25.2cm" svg:x2="29.5cm" svg:y2="25.2cm">
          <text:p/>
        </draw:line>
        <draw:line draw:style-name="gr1" draw:text-style-name="P1" draw:layer="layout" svg:x1="29.5cm" svg:y1="23.7cm" svg:x2="29.5cm" svg:y2="29.199cm">
          <text:p/>
        </draw:line>
        <draw:line draw:style-name="gr1" draw:text-style-name="P1" draw:layer="layout" svg:x1="41.5cm" svg:y1="27.7cm" svg:x2="29.5cm" svg:y2="27.7cm">
          <text:p/>
        </draw:line>
        <draw:line draw:style-name="gr1" draw:text-style-name="P1" draw:layer="layout" svg:x1="36.5cm" svg:y1="25.2cm" svg:x2="36.5cm" svg:y2="29.2cm">
          <text:p/>
        </draw:line>
        <draw:line draw:style-name="gr1" draw:text-style-name="P1" draw:layer="layout" svg:x1="36.5cm" svg:y1="25.7cm" svg:x2="41.5cm" svg:y2="25.7cm">
          <text:p/>
        </draw:line>
        <draw:line draw:style-name="gr1" draw:text-style-name="P1" draw:layer="layout" svg:x1="36.5cm" svg:y1="27.2cm" svg:x2="41.5cm" svg:y2="27.2cm">
          <text:p/>
        </draw:line>
        <draw:line draw:style-name="gr1" draw:text-style-name="P1" draw:layer="layout" svg:x1="38cm" svg:y1="25.2cm" svg:x2="38cm" svg:y2="27.2cm">
          <text:p/>
        </draw:line>
        <draw:line draw:style-name="gr2" draw:text-style-name="P1" draw:layer="layout" svg:x1="37cm" svg:y1="25.7cm" svg:x2="37cm" svg:y2="27.2cm">
          <text:p/>
        </draw:line>
        <draw:line draw:style-name="gr2" draw:text-style-name="P1" draw:layer="layout" svg:x1="37.5cm" svg:y1="25.7cm" svg:x2="37.5cm" svg:y2="27.2cm">
          <text:p/>
        </draw:line>
        <draw:line draw:style-name="gr1" draw:text-style-name="P1" draw:layer="layout" svg:x1="38.5cm" svg:y1="27.2cm" svg:x2="38.5cm" svg:y2="27.699cm">
          <text:p/>
        </draw:line>
        <draw:line draw:style-name="gr1" draw:text-style-name="P1" draw:layer="layout" svg:x1="39.75cm" svg:y1="25.2cm" svg:x2="39.75cm" svg:y2="27.2cm">
          <text:p/>
        </draw:line>
        <draw:line draw:style-name="gr1" draw:text-style-name="P1" draw:layer="layout" svg:x1="28.5cm" svg:y1="23.7cm" svg:x2="28.5cm" svg:y2="29.199cm">
          <text:p/>
        </draw:line>
        <draw:line draw:style-name="gr1" draw:text-style-name="P1" draw:layer="layout" svg:x1="27cm" svg:y1="23.7cm" svg:x2="27cm" svg:y2="29.199cm">
          <text:p/>
        </draw:line>
        <draw:line draw:style-name="gr1" draw:text-style-name="P1" draw:layer="layout" svg:x1="24.7cm" svg:y1="23.7cm" svg:x2="24.7cm" svg:y2="29.199cm">
          <text:p/>
        </draw:line>
        <draw:line draw:style-name="gr2" draw:text-style-name="P1" draw:layer="layout" svg:x1="23cm" svg:y1="24.2cm" svg:x2="29.499cm" svg:y2="24.2cm">
          <text:p/>
        </draw:line>
        <draw:line draw:style-name="gr2" draw:text-style-name="P1" draw:layer="layout" svg:x1="23cm" svg:y1="24.7cm" svg:x2="29.499cm" svg:y2="24.7cm">
          <text:p/>
        </draw:line>
        <draw:line draw:style-name="gr2" draw:text-style-name="P1" draw:layer="layout" svg:x1="23cm" svg:y1="25.2cm" svg:x2="29.499cm" svg:y2="25.2cm">
          <text:p/>
        </draw:line>
        <draw:line draw:style-name="gr1" draw:text-style-name="P1" draw:layer="layout" svg:x1="23cm" svg:y1="25.7cm" svg:x2="29.499cm" svg:y2="25.7cm">
          <text:p/>
        </draw:line>
        <draw:line draw:style-name="gr1" draw:text-style-name="P1" draw:layer="layout" svg:x1="23cm" svg:y1="26.2cm" svg:x2="29.499cm" svg:y2="26.2cm">
          <text:p/>
        </draw:line>
        <draw:line draw:style-name="gr2" draw:text-style-name="P1" draw:layer="layout" svg:x1="23cm" svg:y1="26.7cm" svg:x2="29.499cm" svg:y2="26.7cm">
          <text:p/>
        </draw:line>
        <draw:line draw:style-name="gr2" draw:text-style-name="P1" draw:layer="layout" svg:x1="23cm" svg:y1="27.2cm" svg:x2="29.499cm" svg:y2="27.2cm">
          <text:p/>
        </draw:line>
        <draw:line draw:style-name="gr2" draw:text-style-name="P1" draw:layer="layout" svg:x1="23cm" svg:y1="27.7cm" svg:x2="29.512cm" svg:y2="27.7cm">
          <text:p/>
        </draw:line>
        <draw:line draw:style-name="gr2" draw:text-style-name="P1" draw:layer="layout" svg:x1="23cm" svg:y1="28.2cm" svg:x2="29.499cm" svg:y2="28.2cm">
          <text:p/>
        </draw:line>
        <draw:line draw:style-name="gr2" draw:text-style-name="P1" draw:layer="layout" svg:x1="23cm" svg:y1="28.7cm" svg:x2="29.499cm" svg:y2="28.7cm">
          <text:p/>
        </draw:line>
        <draw:line draw:style-name="gr1" draw:text-style-name="P1" draw:layer="layout" svg:x1="23.7cm" svg:y1="23.7cm" svg:x2="23.7cm" svg:y2="26.2cm">
          <text:p/>
        </draw:line>
        <draw:frame draw:style-name="gr3" draw:text-style-name="P1" draw:layer="layout" svg:width="0.6cm" svg:height="1.057cm" svg:x="23.05cm" svg:y="25.421cm">
          <draw:text-box>
            <text:p text:style-name="P2"><text:span text:style-name="T1">Изм</text:span></text:p>
          </draw:text-box>
        </draw:frame>
        <draw:frame draw:style-name="gr4" draw:text-style-name="P1" draw:layer="layout" svg:width="0.9cm" svg:height="0.6cm" svg:x="23.75cm" svg:y="25.65cm">
          <draw:text-box>
            <text:p text:style-name="P2"><text:span text:style-name="T1">Лист</text:span></text:p>
          </draw:text-box>
        </draw:frame>
        <draw:frame draw:style-name="gr4" draw:text-style-name="P1" draw:layer="layout" svg:width="2.2cm" svg:height="0.6cm" svg:x="24.75cm" svg:y="25.65cm">
          <draw:text-box>
            <text:p text:style-name="P2"><text:span text:style-name="T1">№ </text:span><text:span text:style-name="T1">документа</text:span></text:p>
          </draw:text-box>
        </draw:frame>
        <draw:frame draw:style-name="gr4" draw:text-style-name="P1" draw:layer="layout" svg:width="1.4cm" svg:height="0.6cm" svg:x="27.05cm" svg:y="25.65cm">
          <draw:text-box>
            <text:p text:style-name="P2"><text:span text:style-name="T1">Подпись</text:span></text:p>
          </draw:text-box>
        </draw:frame>
        <draw:frame draw:style-name="gr4" draw:text-style-name="P1" draw:layer="layout" svg:width="0.9cm" svg:height="0.6cm" svg:x="28.55cm" svg:y="25.65cm">
          <draw:text-box>
            <text:p text:style-name="P2"><text:span text:style-name="T1">Дата</text:span></text:p>
          </draw:text-box>
        </draw:frame>
        <draw:frame draw:style-name="gr4" draw:text-style-name="P1" draw:layer="layout" svg:width="1.4cm" svg:height="0.6cm" svg:x="36.55cm" svg:y="25.15cm">
          <draw:text-box>
            <text:p text:style-name="P2"><text:span text:style-name="T1">Лит.</text:span></text:p>
          </draw:text-box>
        </draw:frame>
        <draw:frame draw:style-name="gr4" draw:text-style-name="P1" draw:layer="layout" svg:width="1.65cm" svg:height="0.6cm" svg:x="38.05cm" svg:y="25.15cm">
          <draw:text-box>
            <text:p text:style-name="P2"><text:span text:style-name="T1">Масса</text:span></text:p>
          </draw:text-box>
        </draw:frame>
        <draw:frame draw:style-name="gr4" draw:text-style-name="P1" draw:layer="layout" svg:width="1.65cm" svg:height="0.6cm" svg:x="39.8cm" svg:y="25.15cm">
          <draw:text-box>
            <text:p text:style-name="P2"><text:span text:style-name="T1">Масштаб</text:span></text:p>
          </draw:text-box>
        </draw:frame>
        <draw:frame draw:style-name="gr4" draw:text-style-name="P1" draw:layer="layout" svg:width="1.9cm" svg:height="0.6cm" svg:x="36.55cm" svg:y="27.15cm">
          <draw:text-box>
            <text:p text:style-name="P2"><text:span text:style-name="T1">Лист</text:span></text:p>
          </draw:text-box>
        </draw:frame>
        <draw:frame draw:style-name="gr4" draw:text-style-name="P1" draw:layer="layout" svg:width="2.9cm" svg:height="0.6cm" svg:x="38.55cm" svg:y="27.15cm">
          <draw:text-box>
            <text:p text:style-name="P2"><text:span text:style-name="T1">Листов</text:span></text:p>
          </draw:text-box>
        </draw:frame>
        <draw:frame draw:style-name="gr5" draw:text-style-name="P1" draw:layer="layout" svg:width="1.7cm" svg:height="0.651cm" svg:x="23cm" svg:y="26.174cm">
          <draw:text-box>
            <text:p text:style-name="P3"><text:span text:style-name="T2">Разраб.</text:span></text:p>
          </draw:text-box>
        </draw:frame>
        <draw:frame draw:style-name="gr6" draw:text-style-name="P1" draw:layer="layout" svg:width="1.6cm" svg:height="0.707cm" svg:x="23.06cm" svg:y="26.596cm">
          <draw:text-box>
            <text:p text:style-name="P3"><text:span text:style-name="T3">Пров.</text:span></text:p>
          </draw:text-box>
        </draw:frame>
        <draw:g draw:style-name="gr7">
          <draw:g draw:style-name="gr8">
            <draw:path draw:style-name="gr9" draw:text-style-name="P4" draw:layer="layout" svg:width="3.793cm" svg:height="1.249cm" svg:x="6.59cm" svg:y="2.612cm" svg:viewBox="0 0 3794 1250" svg:d="M624 1250h2546c109 0 217-29 312-84s174-133 228-228c55-96 84-203 84-313s-29-217-84-313c-54-95-133-173-228-228s-203-84-312-84h-2546c-109 0-217 29-312 84s-174 133-228 229c-55 95-84 202-84 312s29 217 84 313c54 95 133 173 228 228s203 84 312 84z">
              <text:p/>
            </draw:path>
            <draw:path draw:style-name="gr10" draw:text-style-name="P1" draw:layer="layout" svg:width="3.793cm" svg:height="1.249cm" svg:x="6.59cm" svg:y="2.612cm" svg:viewBox="0 0 3794 1250" svg:d="M624 1250h2546c109 0 217-29 312-84s174-133 228-228c55-96 84-203 84-313s-29-217-84-313c-54-95-133-173-228-228s-203-84-312-84h-2546c-109 0-217 29-312 84s-174 133-228 229c-55 95-84 202-84 312s29 217 84 313c54 95 133 173 228 228s203 84 312 84z">
              <text:p/>
            </draw:path>
          </draw:g>
          <draw:frame draw:style-name="gr11" draw:text-style-name="P1" draw:layer="layout" svg:width="3.794cm" svg:height="1.249cm" svg:x="6.59cm" svg:y="2.612cm">
            <draw:text-box>
              <text:p text:style-name="P2"><text:span text:style-name="T4">Пуск</text:span></text:p>
            </draw:text-box>
          </draw:frame>
        </draw:g>
        <draw:g draw:style-name="gr7">
          <draw:g draw:style-name="gr8">
            <draw:polygon draw:style-name="gr9" draw:text-style-name="P4" draw:layer="layout" svg:width="4.199cm" svg:height="1.873cm" svg:x="6.486cm" svg:y="8.751cm" svg:viewBox="0 0 4200 1874" draw:points="0,1874 4200,1874 4200,0 0,0">
              <text:p/>
            </draw:polygon>
            <draw:path draw:style-name="gr10" draw:text-style-name="P1" draw:layer="layout" svg:width="4.199cm" svg:height="1.873cm" svg:x="6.486cm" svg:y="8.751cm" svg:viewBox="0 0 4200 1874" svg:d="M0 1874h4200v-1874h-4200zM299 1874v-1874M3900 1874v-1874">
              <text:p/>
            </draw:path>
          </draw:g>
          <draw:frame draw:style-name="gr12" draw:text-style-name="P1" draw:layer="layout" svg:width="3.598cm" svg:height="1.873cm" svg:x="6.786cm" svg:y="8.751cm">
            <draw:text-box>
              <text:p text:style-name="P2"><text:span text:style-name="T4">Построить условие задачи</text:span></text:p>
            </draw:text-box>
          </draw:frame>
        </draw:g>
        <draw:g draw:style-name="gr7">
          <draw:g draw:style-name="gr8">
            <draw:polygon draw:style-name="gr9" draw:text-style-name="P4" draw:layer="layout" svg:width="4.196cm" svg:height="1.873cm" svg:x="6.49cm" svg:y="11.842cm" svg:viewBox="0 0 4197 1874" draw:points="0,1874 4197,1874 4197,0 0,0">
              <text:p/>
            </draw:polygon>
            <draw:path draw:style-name="gr10" draw:text-style-name="P1" draw:layer="layout" svg:width="4.196cm" svg:height="1.873cm" svg:x="6.49cm" svg:y="11.842cm" svg:viewBox="0 0 4197 1874" svg:d="M0 1874h4197v-1874h-4197zM299 1874v-1874M3897 1874v-1874">
              <text:p/>
            </draw:path>
          </draw:g>
          <draw:frame draw:style-name="gr12" draw:text-style-name="P1" draw:layer="layout" svg:width="3.596cm" svg:height="1.873cm" svg:x="6.79cm" svg:y="11.842cm">
            <draw:text-box>
              <text:p text:style-name="P2"><text:span text:style-name="T4">Определить характерные точки</text:span></text:p>
            </draw:text-box>
          </draw:frame>
        </draw:g>
        <draw:g draw:style-name="gr7">
          <draw:g draw:style-name="gr8">
            <draw:polygon draw:style-name="gr9" draw:text-style-name="P4" draw:layer="layout" svg:width="4.195cm" svg:height="1.873cm" svg:x="6.49cm" svg:y="15.541cm" svg:viewBox="0 0 4196 1874" draw:points="0,1874 4196,1874 4196,0 0,0">
              <text:p/>
            </draw:polygon>
            <draw:polygon draw:style-name="gr13" draw:text-style-name="P1" draw:layer="layout" svg:width="4.195cm" svg:height="1.873cm" svg:x="6.49cm" svg:y="15.541cm" svg:viewBox="0 0 4196 1874" draw:points="0,1874 4196,1874 4196,0 0,0">
              <text:p/>
            </draw:polygon>
          </draw:g>
          <draw:frame draw:style-name="gr12" draw:text-style-name="P1" draw:layer="layout" svg:width="4.195cm" svg:height="1.873cm" svg:x="6.49cm" svg:y="15.541cm">
            <draw:text-box>
              <text:p text:style-name="P2"><text:span text:style-name="T4">Определить zmin,zmax</text:span></text:p>
            </draw:text-box>
          </draw:frame>
        </draw:g>
        <draw:g draw:style-name="gr7">
          <draw:g draw:style-name="gr8">
            <draw:polygon draw:style-name="gr9" draw:text-style-name="P4" draw:layer="layout" svg:width="4.196cm" svg:height="1.873cm" svg:x="6.49cm" svg:y="19.24cm" svg:viewBox="0 0 4197 1874" draw:points="0,1874 4197,1874 4197,0 0,0">
              <text:p/>
            </draw:polygon>
            <draw:polygon draw:style-name="gr13" draw:text-style-name="P1" draw:layer="layout" svg:width="4.196cm" svg:height="1.873cm" svg:x="6.49cm" svg:y="19.24cm" svg:viewBox="0 0 4197 1874" draw:points="0,1874 4197,1874 4197,0 0,0">
              <text:p/>
            </draw:polygon>
          </draw:g>
          <draw:frame draw:style-name="gr12" draw:text-style-name="P1" draw:layer="layout" svg:width="4.196cm" svg:height="1.873cm" svg:x="6.49cm" svg:y="19.24cm">
            <draw:text-box>
              <text:p text:style-name="P2"><text:span text:style-name="T4">i=1</text:span></text:p>
            </draw:text-box>
          </draw:frame>
        </draw:g>
        <draw:g draw:style-name="gr7">
          <draw:g draw:style-name="gr8">
            <draw:polygon draw:style-name="gr9" draw:text-style-name="P4" draw:layer="layout" svg:width="4.196cm" svg:height="1.873cm" svg:x="6.49cm" svg:y="22.544cm" svg:viewBox="0 0 4197 1874" draw:points="0,1874 4197,1874 4197,0 0,0">
              <text:p/>
            </draw:polygon>
            <draw:polygon draw:style-name="gr13" draw:text-style-name="P1" draw:layer="layout" svg:width="4.196cm" svg:height="1.873cm" svg:x="6.49cm" svg:y="22.544cm" svg:viewBox="0 0 4197 1874" draw:points="0,1874 4197,1874 4197,0 0,0">
              <text:p/>
            </draw:polygon>
          </draw:g>
          <draw:frame draw:style-name="gr12" draw:text-style-name="P1" draw:layer="layout" svg:width="4.196cm" svg:height="1.873cm" svg:x="6.49cm" svg:y="22.544cm">
            <draw:text-box>
              <text:p text:style-name="P2"><text:span text:style-name="T4">Построить Пл.ai</text:span></text:p>
              <text:p text:style-name="P2"><text:span text:style-name="T4">(αi||H,αi ⋂ β,αi ⋂ γ)</text:span></text:p>
            </draw:text-box>
          </draw:frame>
        </draw:g>
        <draw:g draw:style-name="gr7">
          <draw:g draw:style-name="gr8">
            <draw:path draw:style-name="gr9" draw:text-style-name="P4" draw:layer="layout" svg:width="1.419cm" svg:height="1.419cm" svg:x="7.878cm" svg:y="25.916cm" svg:viewBox="0 0 1420 1420" svg:d="M0 710c0-124 33-247 95-355 62-107 152-197 260-259 108-63 230-96 355-96s247 33 355 96c108 62 198 152 260 259 62 108 95 231 95 355 0 125-33 248-95 355-62 108-152 198-260 260-108 63-230 95-355 95s-247-32-355-95c-108-62-198-152-260-260-62-107-95-230-95-355z">
              <text:p/>
            </draw:path>
            <draw:path draw:style-name="gr13" draw:text-style-name="P1" draw:layer="layout" svg:width="1.419cm" svg:height="1.419cm" svg:x="7.878cm" svg:y="25.916cm" svg:viewBox="0 0 1420 1420" svg:d="M0 710c0-124 33-247 95-355 62-107 152-197 260-259 108-63 230-96 355-96s247 33 355 96c108 62 198 152 260 259 62 108 95 231 95 355 0 125-33 248-95 355-62 108-152 198-260 260-108 63-230 95-355 95s-247-32-355-95c-108-62-198-152-260-260-62-107-95-230-95-355z">
              <text:p/>
            </draw:path>
          </draw:g>
          <draw:frame draw:style-name="gr14" draw:text-style-name="P1" draw:layer="layout" svg:width="1.419cm" svg:height="1.419cm" svg:x="7.878cm" svg:y="25.916cm">
            <draw:text-box>
              <text:p text:style-name="P2"><text:span text:style-name="T4">A</text:span></text:p>
            </draw:text-box>
          </draw:frame>
        </draw:g>
        <draw:polyline draw:style-name="gr13" draw:text-style-name="P1" draw:layer="layout" svg:width="1.225cm" svg:height="2.14cm" svg:x="10.724cm" svg:y="8.53cm" svg:viewBox="0 0 1226 2141" draw:points="1226,2141 612,2141 612,1070 0,1070 612,1070 612,0 1226,0">
          <text:p/>
        </draw:polyline>
        <draw:polyline draw:style-name="gr13" draw:text-style-name="P1" draw:layer="layout" svg:width="1.002cm" svg:height="1.865cm" svg:x="10.886cm" svg:y="11.842cm" svg:viewBox="0 0 1003 1866" draw:points="1003,1866 501,1866 501,933 0,933 501,933 501,0 1003,0">
          <text:p/>
        </draw:polyline>
        <draw:frame draw:style-name="gr15" draw:text-style-name="P1" draw:layer="layout" svg:width="6.84cm" svg:height="1.808cm" svg:x="11.553cm" svg:y="8.669cm">
          <draw:text-box>
            <text:p text:style-name="P3"><text:span text:style-name="T4">Построить проекцию усеченной сферы β и конуса γ</text:span></text:p>
          </draw:text-box>
        </draw:frame>
        <draw:frame draw:style-name="gr16" draw:text-style-name="P1" draw:layer="layout" svg:width="7.338cm" svg:height="2.13cm" svg:x="11.553cm" svg:y="11.714cm">
          <draw:text-box>
            <text:p text:style-name="P3"><text:span text:style-name="T4">Определение координат точек 1,2</text:span></text:p>
          </draw:text-box>
        </draw:frame>
        <draw:polyline draw:style-name="gr13" draw:text-style-name="P1" draw:layer="layout" svg:width="1.366cm" svg:height="2.517cm" svg:x="10.704cm" svg:y="15.219cm" svg:viewBox="0 0 1367 2518" draw:points="1367,2518 684,2518 684,1258 0,1258 684,1258 684,0 1367,0">
          <text:p/>
        </draw:polyline>
        <draw:frame draw:style-name="gr16" draw:text-style-name="P1" draw:layer="layout" svg:width="7.176cm" svg:height="2.13cm" svg:x="11.553cm" svg:y="15.413cm">
          <draw:text-box>
            <text:p text:style-name="P3"><text:span text:style-name="T4">Промежуток для выбора вспомогательных секущих плоскостей</text:span></text:p>
          </draw:text-box>
        </draw:frame>
        <draw:g draw:style-name="gr7">
          <draw:g draw:style-name="gr8">
            <draw:path draw:style-name="gr9" draw:text-style-name="P4" draw:layer="layout" svg:width="1.251cm" svg:height="1.251cm" svg:x="23.576cm" svg:y="3.215cm" svg:viewBox="0 0 1252 1252" svg:d="M0 626c0-110 29-218 84-313s134-174 229-229 203-84 313-84 218 29 313 84 174 134 229 229 84 203 84 313-29 218-84 313-134 174-229 229-203 84-313 84-218-29-313-84-174-134-229-229-84-203-84-313z">
              <text:p/>
            </draw:path>
            <draw:path draw:style-name="gr13" draw:text-style-name="P1" draw:layer="layout" svg:width="1.251cm" svg:height="1.251cm" svg:x="23.576cm" svg:y="3.215cm" svg:viewBox="0 0 1252 1252" svg:d="M0 626c0-110 29-218 84-313s134-174 229-229 203-84 313-84 218 29 313 84 174 134 229 229 84 203 84 313-29 218-84 313-134 174-229 229-203 84-313 84-218-29-313-84-174-134-229-229-84-203-84-313z">
              <text:p/>
            </draw:path>
          </draw:g>
          <draw:frame draw:style-name="gr17" draw:text-style-name="P1" draw:layer="layout" svg:width="1.251cm" svg:height="1.251cm" svg:x="23.576cm" svg:y="3.215cm">
            <draw:text-box>
              <text:p text:style-name="P2"><text:span text:style-name="T5">A</text:span></text:p>
            </draw:text-box>
          </draw:frame>
        </draw:g>
        <draw:g draw:style-name="gr7">
          <draw:g draw:style-name="gr8">
            <draw:path draw:style-name="gr9" draw:text-style-name="P4" draw:layer="layout" svg:width="1.251cm" svg:height="1.251cm" svg:x="31.911cm" svg:y="3.215cm" svg:viewBox="0 0 1252 1252" svg:d="M0 626c0-110 29-218 84-313s134-174 229-229 203-84 313-84 218 29 313 84 174 134 229 229 84 203 84 313-29 218-84 313-134 174-229 229-203 84-313 84-218-29-313-84-174-134-229-229-84-203-84-313z">
              <text:p/>
            </draw:path>
            <draw:path draw:style-name="gr13" draw:text-style-name="P1" draw:layer="layout" svg:width="1.251cm" svg:height="1.251cm" svg:x="31.911cm" svg:y="3.215cm" svg:viewBox="0 0 1252 1252" svg:d="M0 626c0-110 29-218 84-313s134-174 229-229 203-84 313-84 218 29 313 84 174 134 229 229 84 203 84 313-29 218-84 313-134 174-229 229-203 84-313 84-218-29-313-84-174-134-229-229-84-203-84-313z">
              <text:p/>
            </draw:path>
          </draw:g>
          <draw:frame draw:style-name="gr17" draw:text-style-name="P1" draw:layer="layout" svg:width="1.251cm" svg:height="1.251cm" svg:x="31.911cm" svg:y="3.215cm">
            <draw:text-box>
              <text:p text:style-name="P2"><text:span text:style-name="T4">B</text:span></text:p>
            </draw:text-box>
          </draw:frame>
        </draw:g>
        <draw:g draw:style-name="gr7">
          <draw:g draw:style-name="gr8">
            <draw:polygon draw:style-name="gr9" draw:text-style-name="P4" draw:layer="layout" svg:width="3.59cm" svg:height="1.821cm" svg:x="22.406cm" svg:y="5.768cm" svg:viewBox="0 0 3591 1822" draw:points="0,1822 3591,1822 3591,0 0,0">
              <text:p/>
            </draw:polygon>
            <draw:polygon draw:style-name="gr13" draw:text-style-name="P1" draw:layer="layout" svg:width="3.59cm" svg:height="1.821cm" svg:x="22.406cm" svg:y="5.768cm" svg:viewBox="0 0 3591 1822" draw:points="0,1822 3591,1822 3591,0 0,0">
              <text:p/>
            </draw:polygon>
          </draw:g>
          <draw:frame draw:style-name="gr18" draw:text-style-name="P1" draw:layer="layout" svg:width="3.59cm" svg:height="1.821cm" svg:x="22.406cm" svg:y="5.768cm">
            <draw:text-box>
              <text:p text:style-name="P2"><text:span text:style-name="T4">Построить Окр.mi</text:span></text:p>
              <text:p text:style-name="P2"><text:span text:style-name="T4">(mi= αi⋂β)</text:span></text:p>
            </draw:text-box>
          </draw:frame>
        </draw:g>
        <draw:g draw:style-name="gr7">
          <draw:g draw:style-name="gr8">
            <draw:polygon draw:style-name="gr9" draw:text-style-name="P4" draw:layer="layout" svg:width="3.593cm" svg:height="1.821cm" svg:x="22.405cm" svg:y="8.97cm" svg:viewBox="0 0 3594 1822" draw:points="0,1822 3594,1822 3594,0 0,0">
              <text:p/>
            </draw:polygon>
            <draw:polygon draw:style-name="gr13" draw:text-style-name="P1" draw:layer="layout" svg:width="3.593cm" svg:height="1.821cm" svg:x="22.405cm" svg:y="8.97cm" svg:viewBox="0 0 3594 1822" draw:points="0,1822 3594,1822 3594,0 0,0">
              <text:p/>
            </draw:polygon>
          </draw:g>
          <draw:frame draw:style-name="gr18" draw:text-style-name="P1" draw:layer="layout" svg:width="3.593cm" svg:height="1.821cm" svg:x="22.405cm" svg:y="8.97cm">
            <draw:text-box>
              <text:p text:style-name="P2"><text:span text:style-name="T4">Построить Квад.ni</text:span></text:p>
              <text:p text:style-name="P2"><text:span text:style-name="T4">(ni= αi⋂γ)</text:span></text:p>
            </draw:text-box>
          </draw:frame>
        </draw:g>
        <draw:g draw:style-name="gr7">
          <draw:g draw:style-name="gr8">
            <draw:polygon draw:style-name="gr9" draw:text-style-name="P4" draw:layer="layout" svg:width="3.59cm" svg:height="1.821cm" svg:x="22.406cm" svg:y="12.112cm" svg:viewBox="0 0 3591 1822" draw:points="0,1822 3591,1822 3591,0 0,0">
              <text:p/>
            </draw:polygon>
            <draw:polygon draw:style-name="gr13" draw:text-style-name="P1" draw:layer="layout" svg:width="3.59cm" svg:height="1.821cm" svg:x="22.406cm" svg:y="12.112cm" svg:viewBox="0 0 3591 1822" draw:points="0,1822 3591,1822 3591,0 0,0">
              <text:p/>
            </draw:polygon>
          </draw:g>
          <draw:frame draw:style-name="gr18" draw:text-style-name="P1" draw:layer="layout" svg:width="3.59cm" svg:height="1.821cm" svg:x="22.406cm" svg:y="12.112cm">
            <draw:text-box>
              <text:p text:style-name="P2"><text:span text:style-name="T4">Построить точки Ai,Bi</text:span></text:p>
              <text:p text:style-name="P2"><text:span text:style-name="T4">(Ai,Bi- mi⋂ni)</text:span></text:p>
            </draw:text-box>
          </draw:frame>
        </draw:g>
        <draw:g draw:style-name="gr7">
          <draw:g draw:style-name="gr8">
            <draw:polygon draw:style-name="gr9" draw:text-style-name="P4" draw:layer="layout" svg:width="3.591cm" svg:height="1.821cm" svg:x="22.405cm" svg:y="15.584cm" svg:viewBox="0 0 3592 1822" draw:points="0,1822 3592,1822 3592,0 0,0">
              <text:p/>
            </draw:polygon>
            <draw:polygon draw:style-name="gr13" draw:text-style-name="P1" draw:layer="layout" svg:width="3.591cm" svg:height="1.821cm" svg:x="22.405cm" svg:y="15.584cm" svg:viewBox="0 0 3592 1822" draw:points="0,1822 3592,1822 3592,0 0,0">
              <text:p/>
            </draw:polygon>
          </draw:g>
          <draw:frame draw:style-name="gr18" draw:text-style-name="P1" draw:layer="layout" svg:width="3.591cm" svg:height="1.821cm" svg:x="22.405cm" svg:y="15.584cm">
            <draw:text-box>
              <text:p text:style-name="P2"><text:span text:style-name="T4">i=i+1</text:span></text:p>
            </draw:text-box>
          </draw:frame>
        </draw:g>
        <draw:g draw:style-name="gr7">
          <draw:g draw:style-name="gr8">
            <draw:path draw:style-name="gr9" draw:text-style-name="P4" draw:layer="layout" svg:width="1.251cm" svg:height="1.251cm" svg:x="23.577cm" svg:y="19.415cm" svg:viewBox="0 0 1252 1252" svg:d="M0 626c0-110 29-218 84-313s134-174 229-229 203-84 313-84 218 29 313 84 174 134 229 229 84 203 84 313-29 218-84 313-134 174-229 229-203 84-313 84-218-29-313-84-174-134-229-229-84-203-84-313z">
              <text:p/>
            </draw:path>
            <draw:path draw:style-name="gr13" draw:text-style-name="P1" draw:layer="layout" svg:width="1.251cm" svg:height="1.251cm" svg:x="23.577cm" svg:y="19.415cm" svg:viewBox="0 0 1252 1252" svg:d="M0 626c0-110 29-218 84-313s134-174 229-229 203-84 313-84 218 29 313 84 174 134 229 229 84 203 84 313-29 218-84 313-134 174-229 229-203 84-313 84-218-29-313-84-174-134-229-229-84-203-84-313z">
              <text:p/>
            </draw:path>
          </draw:g>
          <draw:frame draw:style-name="gr17" draw:text-style-name="P1" draw:layer="layout" svg:width="1.251cm" svg:height="1.251cm" svg:x="23.577cm" svg:y="19.415cm">
            <draw:text-box>
              <text:p text:style-name="P2"><text:span text:style-name="T4">B</text:span></text:p>
            </draw:text-box>
          </draw:frame>
        </draw:g>
        <draw:g draw:style-name="gr7">
          <draw:g draw:style-name="gr8">
            <draw:polygon draw:style-name="gr9" draw:text-style-name="P4" draw:layer="layout" svg:width="3.247cm" svg:height="1.821cm" svg:x="30.912cm" svg:y="5.525cm" svg:viewBox="0 0 3248 1822" draw:points="0,910 1624,0 3248,910 1624,1822">
              <text:p/>
            </draw:polygon>
            <draw:polygon draw:style-name="gr10" draw:text-style-name="P1" draw:layer="layout" svg:width="3.247cm" svg:height="1.821cm" svg:x="30.912cm" svg:y="5.525cm" svg:viewBox="0 0 3248 1822" draw:points="0,910 1624,0 3248,910 1624,1822">
              <text:p/>
            </draw:polygon>
          </draw:g>
          <draw:frame draw:style-name="gr19" draw:text-style-name="P1" draw:layer="layout" svg:width="2.706cm" svg:height="1.366cm" svg:x="31.182cm" svg:y="5.752cm">
            <draw:text-box>
              <text:p text:style-name="P2"><text:span text:style-name="T4">i&gt;N</text:span></text:p>
            </draw:text-box>
          </draw:frame>
        </draw:g>
        <draw:g draw:style-name="gr7">
          <draw:g draw:style-name="gr8">
            <draw:polygon draw:style-name="gr9" draw:text-style-name="P4" draw:layer="layout" svg:width="3.247cm" svg:height="2.307cm" svg:x="30.913cm" svg:y="8.634cm" svg:viewBox="0 0 3248 2308" draw:points="0,2308 3248,2308 3248,0 0,0">
              <text:p/>
            </draw:polygon>
            <draw:polygon draw:style-name="gr13" draw:text-style-name="P1" draw:layer="layout" svg:width="3.247cm" svg:height="2.307cm" svg:x="30.913cm" svg:y="8.634cm" svg:viewBox="0 0 3248 2308" draw:points="0,2308 3248,2308 3248,0 0,0">
              <text:p/>
            </draw:polygon>
          </draw:g>
          <draw:frame draw:style-name="gr20" draw:text-style-name="P1" draw:layer="layout" svg:width="3.247cm" svg:height="2.307cm" svg:x="30.913cm" svg:y="8.634cm">
            <draw:text-box>
              <text:p text:style-name="P2"><text:span text:style-name="T6">Построить линию пересечения</text:span></text:p>
              <text:p text:style-name="P2"><text:span text:style-name="T6">1◡A1◡B1◡…◡2</text:span></text:p>
            </draw:text-box>
          </draw:frame>
        </draw:g>
        <draw:g draw:style-name="gr7">
          <draw:g draw:style-name="gr8">
            <draw:path draw:style-name="gr9" draw:text-style-name="P4" draw:layer="layout" svg:width="3.476cm" svg:height="1.821cm" svg:x="30.912cm" svg:y="11.987cm" svg:viewBox="0 0 3477 1822" svg:d="M228 0h3021c149 280 228 593 228 911s-79 631-228 911h-3021c-149-280-228-593-228-911s79-631 228-911z">
              <text:p/>
            </draw:path>
            <draw:path draw:style-name="gr13" draw:text-style-name="P1" draw:layer="layout" svg:width="3.476cm" svg:height="1.821cm" svg:x="30.912cm" svg:y="11.987cm" svg:viewBox="0 0 3477 1822" svg:d="M228 0h3021c149 280 228 593 228 911s-79 631-228 911h-3021c-149-280-228-593-228-911s79-631 228-911zM3249 0c-150 280-228 593-228 911s78 631 228 911">
              <text:p/>
            </draw:path>
          </draw:g>
          <draw:frame draw:style-name="gr18" draw:text-style-name="P1" draw:layer="layout" svg:width="2.792cm" svg:height="1.821cm" svg:x="31.139cm" svg:y="11.987cm">
            <draw:text-box>
              <text:p text:style-name="P2"><text:span text:style-name="T4">Вывод результатов</text:span></text:p>
            </draw:text-box>
          </draw:frame>
        </draw:g>
        <draw:g draw:style-name="gr7">
          <draw:g draw:style-name="gr8">
            <draw:path draw:style-name="gr9" draw:text-style-name="P4" draw:layer="layout" svg:width="3.247cm" svg:height="1.214cm" svg:x="30.913cm" svg:y="15.584cm" svg:viewBox="0 0 3248 1215" svg:d="M607 1215h2034c106 0 211-28 303-81 93-54 169-130 223-223 53-92 81-197 81-303 0-107-28-212-81-304-54-93-130-169-223-223-92-53-197-81-303-81h-2034c-106 0-211 28-303 81-93 54-169 130-223 223-53 92-81 197-81 304 0 106 28 211 81 303 54 93 130 169 223 223 92 53 197 81 303 81z">
              <text:p/>
            </draw:path>
            <draw:path draw:style-name="gr10" draw:text-style-name="P1" draw:layer="layout" svg:width="3.247cm" svg:height="1.214cm" svg:x="30.913cm" svg:y="15.584cm" svg:viewBox="0 0 3248 1215" svg:d="M607 1215h2034c106 0 211-28 303-81 93-54 169-130 223-223 53-92 81-197 81-303 0-107-28-212-81-304-54-93-130-169-223-223-92-53-197-81-303-81h-2034c-106 0-211 28-303 81-93 54-169 130-223 223-53 92-81 197-81 304 0 106 28 211 81 303 54 93 130 169 223 223 92 53 197 81 303 81z">
              <text:p/>
            </draw:path>
          </draw:g>
          <draw:frame draw:style-name="gr21" draw:text-style-name="P1" draw:layer="layout" svg:width="3.247cm" svg:height="1.214cm" svg:x="30.913cm" svg:y="15.584cm">
            <draw:text-box>
              <text:p text:style-name="P2"><text:span text:style-name="T5">Останов.</text:span></text:p>
            </draw:text-box>
          </draw:frame>
        </draw:g>
        <draw:polyline draw:style-name="gr22" draw:text-style-name="P1" draw:layer="layout" svg:width="0cm" svg:height="1.301cm" svg:x="24.201cm" svg:y="4.465cm" svg:viewBox="0 0 0 1302" draw:points="0,0 0,476 0,476 0,1302">
          <text:p/>
        </draw:polyline>
        <draw:polyline draw:style-name="gr22" draw:text-style-name="P1" draw:layer="layout" svg:width="0cm" svg:height="1.38cm" svg:x="24.201cm" svg:y="7.589cm" svg:viewBox="0 0 0 1381" draw:points="0,0 0,476 0,476 0,1381">
          <text:p/>
        </draw:polyline>
        <draw:polyline draw:style-name="gr22" draw:text-style-name="P1" draw:layer="layout" svg:width="0cm" svg:height="1.321cm" svg:x="24.201cm" svg:y="10.792cm" svg:viewBox="0 0 0 1322" draw:points="0,0 0,477 0,477 0,1322">
          <text:p/>
        </draw:polyline>
        <draw:polyline draw:style-name="gr22" draw:text-style-name="P1" draw:layer="layout" svg:width="0cm" svg:height="1.65cm" svg:x="24.2cm" svg:y="13.934cm" svg:viewBox="0 0 0 1651" draw:points="0,0 0,476 0,476 0,1651">
          <text:p/>
        </draw:polyline>
        <draw:polyline draw:style-name="gr22" draw:text-style-name="P1" draw:layer="layout" svg:width="0.002cm" svg:height="2.009cm" svg:x="24.2cm" svg:y="17.406cm" svg:viewBox="0 0 3 2010" draw:points="0,0 0,476 3,476 3,2010">
          <text:p/>
        </draw:polyline>
        <draw:polyline draw:style-name="gr22" draw:text-style-name="P1" draw:layer="layout" svg:width="0.001cm" svg:height="1.059cm" svg:x="32.535cm" svg:y="4.465cm" svg:viewBox="0 0 2 1060" draw:points="2,0 2,476 0,476 0,1060">
          <text:p/>
        </draw:polyline>
        <draw:polyline draw:style-name="gr22" draw:text-style-name="P1" draw:layer="layout" svg:width="0.001cm" svg:height="1.046cm" svg:x="32.535cm" svg:y="10.941cm" svg:viewBox="0 0 2 1047" draw:points="2,0 2,477 0,477 0,1047">
          <text:p/>
        </draw:polyline>
        <draw:polyline draw:style-name="gr13" draw:text-style-name="P1" draw:layer="layout" svg:width="1.254cm" svg:height="2.448cm" svg:x="34.43cm" svg:y="11.674cm" svg:viewBox="0 0 1255 2449" draw:points="1255,2449 628,2449 628,1224 0,1224 628,1224 628,0 1255,0">
          <text:p/>
        </draw:polyline>
        <draw:frame draw:style-name="gr23" draw:text-style-name="P1" draw:layer="layout" svg:width="3.937cm" svg:height="1.807cm" svg:x="35.186cm" svg:y="12.15cm">
          <draw:text-box>
            <text:p text:style-name="P3"><text:span text:style-name="T4">Линия пересечения</text:span></text:p>
            <text:p text:style-name="P3"><text:span text:style-name="T4">1◡A1◡B1◡…◡2</text:span></text:p>
            <text:p text:style-name="P3"><text:span text:style-name="T4"/></text:p>
          </draw:text-box>
        </draw:frame>
        <draw:frame draw:style-name="gr24" draw:text-style-name="P1" draw:layer="layout" svg:width="1.497cm" svg:height="1.112cm" svg:x="6.587cm" svg:y="1.745cm">
          <draw:text-box>
            <text:p text:style-name="P2"><text:span text:style-name="T4">1</text:span></text:p>
          </draw:text-box>
        </draw:frame>
        <draw:frame draw:style-name="gr25" draw:text-style-name="P1" draw:layer="layout" svg:width="1.542cm" svg:height="1.205cm" svg:x="6.59cm" svg:y="4.677cm">
          <draw:text-box>
            <text:p text:style-name="P2"><text:span text:style-name="T4">2</text:span></text:p>
          </draw:text-box>
        </draw:frame>
        <draw:frame draw:style-name="gr25" draw:text-style-name="P1" draw:layer="layout" svg:width="1.542cm" svg:height="1.205cm" svg:x="6.591cm" svg:y="7.418cm">
          <draw:text-box>
            <text:p text:style-name="P2"><text:span text:style-name="T4">3</text:span></text:p>
          </draw:text-box>
        </draw:frame>
        <draw:frame draw:style-name="gr25" draw:text-style-name="P1" draw:layer="layout" svg:width="1.542cm" svg:height="1.205cm" svg:x="6.491cm" svg:y="10.842cm">
          <draw:text-box>
            <text:p text:style-name="P2"><text:span text:style-name="T4">4</text:span></text:p>
          </draw:text-box>
        </draw:frame>
        <draw:frame draw:style-name="gr25" draw:text-style-name="P1" draw:layer="layout" svg:width="1.542cm" svg:height="1.205cm" svg:x="6.489cm" svg:y="14.609cm">
          <draw:text-box>
            <text:p text:style-name="P2"><text:span text:style-name="T4">5</text:span></text:p>
          </draw:text-box>
        </draw:frame>
        <draw:frame draw:style-name="gr25" draw:text-style-name="P1" draw:layer="layout" svg:width="1.542cm" svg:height="1.205cm" svg:x="6.489cm" svg:y="18.308cm">
          <draw:text-box>
            <text:p text:style-name="P2"><text:span text:style-name="T4">6</text:span></text:p>
          </draw:text-box>
        </draw:frame>
        <draw:frame draw:style-name="gr25" draw:text-style-name="P1" draw:layer="layout" svg:width="1.542cm" svg:height="1.205cm" svg:x="6.491cm" svg:y="21.632cm">
          <draw:text-box>
            <text:p text:style-name="P2"><text:span text:style-name="T4">7</text:span></text:p>
          </draw:text-box>
        </draw:frame>
        <draw:frame draw:style-name="gr26" draw:text-style-name="P1" draw:layer="layout" svg:width="1.32cm" svg:height="1.172cm" svg:x="22.405cm" svg:y="4.888cm">
          <draw:text-box>
            <text:p text:style-name="P2"><text:span text:style-name="T4">8</text:span></text:p>
          </draw:text-box>
        </draw:frame>
        <draw:frame draw:style-name="gr26" draw:text-style-name="P1" draw:layer="layout" svg:width="1.32cm" svg:height="1.172cm" svg:x="22.422cm" svg:y="8.09cm">
          <draw:text-box>
            <text:p text:style-name="P2"><text:span text:style-name="T4">9</text:span></text:p>
          </draw:text-box>
        </draw:frame>
        <draw:frame draw:style-name="gr26" draw:text-style-name="P1" draw:layer="layout" svg:width="1.32cm" svg:height="1.172cm" svg:x="22.422cm" svg:y="11.128cm">
          <draw:text-box>
            <text:p text:style-name="P2"><text:span text:style-name="T4">10</text:span></text:p>
          </draw:text-box>
        </draw:frame>
        <draw:frame draw:style-name="gr26" draw:text-style-name="P1" draw:layer="layout" svg:width="1.32cm" svg:height="1.172cm" svg:x="22.405cm" svg:y="14.603cm">
          <draw:text-box>
            <text:p text:style-name="P2"><text:span text:style-name="T4">11</text:span></text:p>
          </draw:text-box>
        </draw:frame>
        <draw:frame draw:style-name="gr26" draw:text-style-name="P1" draw:layer="layout" svg:width="1.32cm" svg:height="1.172cm" svg:x="30.639cm" svg:y="7.655cm">
          <draw:text-box>
            <text:p text:style-name="P2"><text:span text:style-name="T4">13</text:span></text:p>
          </draw:text-box>
        </draw:frame>
        <draw:frame draw:style-name="gr26" draw:text-style-name="P1" draw:layer="layout" svg:width="1.32cm" svg:height="1.172cm" svg:x="30.747cm" svg:y="4.888cm">
          <draw:text-box>
            <text:p text:style-name="P2"><text:span text:style-name="T4">12</text:span></text:p>
          </draw:text-box>
        </draw:frame>
        <draw:frame draw:style-name="gr26" draw:text-style-name="P1" draw:layer="layout" svg:width="1.32cm" svg:height="1.172cm" svg:x="30.639cm" svg:y="11.023cm">
          <draw:text-box>
            <text:p text:style-name="P2"><text:span text:style-name="T4">14</text:span></text:p>
          </draw:text-box>
        </draw:frame>
        <draw:frame draw:style-name="gr26" draw:text-style-name="P1" draw:layer="layout" svg:width="1.32cm" svg:height="1.172cm" svg:x="30.747cm" svg:y="14.603cm">
          <draw:text-box>
            <text:p text:style-name="P2"><text:span text:style-name="T4">15</text:span></text:p>
          </draw:text-box>
        </draw:frame>
        <draw:g draw:style-name="gr7">
          <draw:g draw:style-name="gr8">
            <draw:path draw:style-name="gr9" draw:text-style-name="P4" draw:layer="layout" svg:width="1.461cm" svg:height="1.461cm" svg:x="12.59cm" svg:y="22.75cm" svg:viewBox="0 0 1462 1462" svg:d="M0 731c0-128 34-254 98-365s156-203 267-268c112-64 238-98 366-98s254 34 365 98c112 65 204 157 268 268s98 237 98 365c0 129-34 255-98 366s-156 203-267 268c-112 64-238 97-366 97s-254-33-365-97c-112-65-204-157-268-268s-98-237-98-366z">
              <text:p/>
            </draw:path>
            <draw:path draw:style-name="gr13" draw:text-style-name="P1" draw:layer="layout" svg:width="1.461cm" svg:height="1.461cm" svg:x="12.59cm" svg:y="22.75cm" svg:viewBox="0 0 1462 1462" svg:d="M0 731c0-128 34-254 98-365s156-203 267-268c112-64 238-98 366-98s254 34 365 98c112 65 204 157 268 268s98 237 98 365c0 129-34 255-98 366s-156 203-267 268c-112 64-238 97-366 97s-254-33-365-97c-112-65-204-157-268-268s-98-237-98-366z">
              <text:p/>
            </draw:path>
          </draw:g>
          <draw:frame draw:style-name="gr27" draw:text-style-name="P1" draw:layer="layout" svg:width="1.461cm" svg:height="1.461cm" svg:x="12.59cm" svg:y="22.75cm">
            <draw:text-box>
              <text:p text:style-name="P2"><text:span text:style-name="T4">Б</text:span></text:p>
            </draw:text-box>
          </draw:frame>
        </draw:g>
        <draw:g draw:style-name="gr7">
          <draw:g draw:style-name="gr8">
            <draw:path draw:style-name="gr9" draw:text-style-name="P4" draw:layer="layout" svg:width="1.251cm" svg:height="1.251cm" svg:x="36.555cm" svg:y="5.811cm" svg:viewBox="0 0 1252 1252" svg:d="M0 626c0-110 29-218 84-313s134-174 229-229 203-84 313-84 218 29 313 84 174 134 229 229 84 203 84 313-29 218-84 313-134 174-229 229-203 84-313 84-218-29-313-84-174-134-229-229-84-203-84-313z">
              <text:p/>
            </draw:path>
            <draw:path draw:style-name="gr13" draw:text-style-name="P1" draw:layer="layout" svg:width="1.251cm" svg:height="1.251cm" svg:x="36.555cm" svg:y="5.811cm" svg:viewBox="0 0 1252 1252" svg:d="M0 626c0-110 29-218 84-313s134-174 229-229 203-84 313-84 218 29 313 84 174 134 229 229 84 203 84 313-29 218-84 313-134 174-229 229-203 84-313 84-218-29-313-84-174-134-229-229-84-203-84-313z">
              <text:p/>
            </draw:path>
          </draw:g>
          <draw:frame draw:style-name="gr17" draw:text-style-name="P1" draw:layer="layout" svg:width="1.251cm" svg:height="1.251cm" svg:x="36.555cm" svg:y="5.811cm">
            <draw:text-box>
              <text:p text:style-name="P2"><text:span text:style-name="T4">Б</text:span></text:p>
            </draw:text-box>
          </draw:frame>
        </draw:g>
        <draw:line draw:style-name="gr22" draw:text-style-name="P1" draw:layer="layout" svg:x1="12.589cm" svg:y1="23.481cm" svg:x2="10.686cm" svg:y2="23.481cm">
          <text:p/>
        </draw:line>
        <draw:g draw:style-name="gr7">
          <draw:g draw:style-name="gr8">
            <draw:polygon draw:style-name="gr9" draw:text-style-name="P4" draw:layer="layout" svg:width="3.996cm" svg:height="2.004cm" svg:x="6.489cm" svg:y="5.156cm" svg:viewBox="0 0 3997 2005" draw:points="0,2005 3997,2005 3997,0 0,600">
              <text:p/>
            </draw:polygon>
            <draw:polygon draw:style-name="gr13" draw:text-style-name="P1" draw:layer="layout" svg:width="3.996cm" svg:height="2.004cm" svg:x="6.489cm" svg:y="5.156cm" svg:viewBox="0 0 3997 2005" draw:points="0,2005 3997,2005 3997,0 0,600">
              <text:p/>
            </draw:polygon>
          </draw:g>
          <draw:frame draw:style-name="gr28" draw:text-style-name="P1" draw:layer="layout" svg:width="3.996cm" svg:height="1.404cm" svg:x="6.489cm" svg:y="5.756cm">
            <draw:text-box>
              <text:p text:style-name="P2"><text:span text:style-name="T4">Ввод ИД</text:span></text:p>
            </draw:text-box>
          </draw:frame>
        </draw:g>
        <draw:line draw:style-name="gr22" draw:text-style-name="P1" draw:layer="layout" svg:x1="8.487cm" svg:y1="3.861cm" svg:x2="8.487cm" svg:y2="5.456cm">
          <text:p/>
        </draw:line>
        <draw:line draw:style-name="gr22" draw:text-style-name="P1" draw:layer="layout" svg:x1="8.487cm" svg:y1="7.16cm" svg:x2="8.487cm" svg:y2="8.782cm">
          <text:p/>
        </draw:line>
        <draw:polyline draw:style-name="gr22" draw:text-style-name="P1" draw:layer="layout" svg:width="0.003cm" svg:height="1.218cm" svg:x="8.585cm" svg:y="10.624cm" svg:viewBox="0 0 4 1219" draw:points="0,0 0,476 4,476 4,1219">
          <text:p/>
        </draw:polyline>
        <draw:polyline draw:style-name="gr22" draw:text-style-name="P1" draw:layer="layout" svg:width="0.001cm" svg:height="1.826cm" svg:x="8.587cm" svg:y="13.715cm" svg:viewBox="0 0 2 1827" draw:points="2,0 2,477 0,477 0,1827">
          <text:p/>
        </draw:polyline>
        <draw:polyline draw:style-name="gr22" draw:text-style-name="P1" draw:layer="layout" svg:width="0.001cm" svg:height="1.826cm" svg:x="8.587cm" svg:y="17.414cm" svg:viewBox="0 0 2 1827" draw:points="0,0 0,477 2,477 2,1827">
          <text:p/>
        </draw:polyline>
        <draw:line draw:style-name="gr22" draw:text-style-name="P1" draw:layer="layout" svg:x1="8.589cm" svg:y1="21.113cm" svg:x2="8.589cm" svg:y2="22.543cm">
          <text:p/>
        </draw:line>
        <draw:polyline draw:style-name="gr22" draw:text-style-name="P1" draw:layer="layout" svg:width="0.001cm" svg:height="1.498cm" svg:x="8.587cm" svg:y="24.417cm" svg:viewBox="0 0 2 1499" draw:points="2,0 2,476 0,476 0,1499">
          <text:p/>
        </draw:polyline>
        <draw:line draw:style-name="gr22" draw:text-style-name="P1" draw:layer="layout" svg:x1="12.589cm" svg:y1="23.481cm" svg:x2="10.699cm" svg:y2="23.481cm">
          <text:p/>
        </draw:line>
        <draw:line draw:style-name="gr22" draw:text-style-name="P1" draw:layer="layout" svg:x1="24.201cm" svg:y1="4.465cm" svg:x2="24.201cm" svg:y2="5.697cm">
          <text:p/>
        </draw:line>
        <draw:polyline draw:style-name="gr22" draw:text-style-name="P1" draw:layer="layout" svg:width="0cm" svg:height="1.38cm" svg:x="24.201cm" svg:y="7.589cm" svg:viewBox="0 0 0 1381" draw:points="0,0 0,476 0,476 0,1381">
          <text:p/>
        </draw:polyline>
        <draw:line draw:style-name="gr22" draw:text-style-name="P1" draw:layer="layout" svg:x1="24.202cm" svg:y1="10.792cm" svg:x2="24.202cm" svg:y2="12.048cm">
          <text:p/>
        </draw:line>
        <draw:line draw:style-name="gr22" draw:text-style-name="P1" draw:layer="layout" svg:x1="24.201cm" svg:y1="13.934cm" svg:x2="24.201cm" svg:y2="15.551cm">
          <text:p/>
        </draw:line>
        <draw:polyline draw:style-name="gr22" draw:text-style-name="P1" draw:layer="layout" svg:width="0.028cm" svg:height="2.01cm" svg:x="24.172cm" svg:y="17.406cm" svg:viewBox="0 0 29 2011" draw:points="29,0 29,476 0,476 0,2011">
          <text:p/>
        </draw:polyline>
        <draw:line draw:style-name="gr22" draw:text-style-name="P1" draw:layer="layout" svg:x1="32.537cm" svg:y1="10.941cm" svg:x2="32.537cm" svg:y2="11.997cm">
          <text:p/>
        </draw:line>
        <draw:g draw:style-name="gr8">
          <draw:polyline draw:style-name="gr22" draw:text-style-name="P1" draw:layer="layout" svg:width="0.001cm" svg:height="1.288cm" svg:x="32.535cm" svg:y="7.346cm" svg:viewBox="0 0 2 1289" draw:points="0,0 0,477 2,477 2,1289">
            <text:p/>
          </draw:polyline>
          <draw:frame draw:style-name="gr29" draw:text-style-name="P1" draw:layer="layout" svg:width="1.764cm" svg:height="0.755cm" svg:x="31.654cm" svg:y="7.612cm">
            <draw:text-box>
              <text:p text:style-name="P2"><text:span text:style-name="T7">да</text:span></text:p>
            </draw:text-box>
          </draw:frame>
        </draw:g>
        <draw:g draw:style-name="gr8">
          <draw:polyline draw:style-name="gr22" draw:text-style-name="P1" draw:layer="layout" svg:width="2.395cm" svg:height="0cm" svg:x="34.159cm" svg:y="6.436cm" svg:viewBox="0 0 2396 0" draw:points="0,0 476,0 476,0 2396,0">
            <text:p/>
          </draw:polyline>
          <draw:frame draw:style-name="gr29" draw:text-style-name="P1" draw:layer="layout" svg:width="1.764cm" svg:height="0.755cm" svg:x="34.475cm" svg:y="6.058cm">
            <draw:text-box>
              <text:p text:style-name="P2"><text:span text:style-name="T7">нет</text:span></text:p>
            </draw:text-box>
          </draw:frame>
        </draw:g>
        <draw:frame draw:style-name="gr30" draw:text-style-name="P1" draw:layer="layout" svg:width="7.779cm" svg:height="3.839cm" svg:x="11.553cm" svg:y="4.453cm">
          <draw:text-box>
            <text:p text:style-name="P3"><text:span text:style-name="T4">1.Усеченная сфера β, радисом R1 и высота сегмента H1</text:span><text:span text:style-name="T4"><text:tab/></text:span><text:span text:style-name="T4"><text:tab/></text:span></text:p>
            <text:p text:style-name="P3"><text:span text:style-name="T4">2.Конус γ, высотой H2 и радиусом R2</text:span></text:p>
            <text:p text:style-name="P3"><text:span text:style-name="T4">3.Взаимное положение: центр сферы (x,y,z)</text:span></text:p>
            <text:p text:style-name="P3"><text:span text:style-name="T4">4.Количество секущих плоскостей,N</text:span></text:p>
            <text:p text:style-name="P3"><text:span text:style-name="T4"/></text:p>
          </draw:text-box>
        </draw:frame>
        <draw:polyline draw:style-name="gr31" draw:text-style-name="P1" draw:layer="layout" svg:width="1.226cm" svg:height="3.107cm" svg:x="10.704cm" svg:y="4.605cm" svg:viewBox="0 0 1227 3108" draw:points="1227,3108 613,3108 613,1555 0,1555 613,1555 613,0 1227,0">
          <text:p/>
        </draw:polyline>
        <draw:line draw:style-name="gr31" draw:text-style-name="P1" draw:layer="layout" svg:x1="10.485cm" svg:y1="6.158cm" svg:x2="11.051cm" svg:y2="6.158cm">
          <text:p/>
        </draw:line>
        <draw:line draw:style-name="gr31" draw:text-style-name="P1" draw:layer="layout" svg:x1="10.686cm" svg:y1="12.779cm" svg:x2="11.387cm" svg:y2="12.774cm">
          <text:p/>
        </draw:line>
        <draw:frame draw:style-name="gr32" draw:text-style-name="P1" draw:layer="layout" svg:width="1.93cm" svg:height="0.664cm" svg:x="24.75cm" svg:y="26.142cm">
          <draw:text-box>
            <text:p text:style-name="P3"><text:span text:style-name="T8">Захаренков</text:span></text:p>
          </draw:text-box>
        </draw:frame>
        <draw:frame draw:style-name="gr32" draw:text-style-name="P1" draw:layer="layout" svg:width="1.93cm" svg:height="0.664cm" svg:x="24.75cm" svg:y="26.618cm">
          <draw:text-box>
            <text:p text:style-name="P3"><text:span text:style-name="T8">Гиль</text:span></text:p>
          </draw:text-box>
        </draw:frame>
        <draw:frame draw:style-name="gr33" draw:text-style-name="P1" draw:layer="layout" svg:width="10.465cm" svg:height="1.415cm" svg:x="30.198cm" svg:y="23.77cm">
          <draw:text-box>
            <text:p text:style-name="P2"><text:span text:style-name="T9">ГУИР.ОКГ012.006</text:span></text:p>
          </draw:text-box>
        </draw:frame>
        <draw:frame draw:style-name="gr34" draw:text-style-name="P1" draw:layer="layout" svg:width="5.842cm" svg:height="2.057cm" svg:x="30.099cm" svg:y="25.395cm">
          <draw:text-box>
            <text:p text:style-name="P2"><text:span text:style-name="T4">Схема алгоритма решения задачи на пересечение поверхностей</text:span></text:p>
          </draw:text-box>
        </draw:frame>
        <draw:frame draw:style-name="gr35" draw:text-style-name="P1" draw:layer="layout" svg:width="3.937cm" svg:height="0.958cm" svg:x="37.071cm" svg:y="27.925cm">
          <draw:text-box>
            <text:p text:style-name="P2"><text:span text:style-name="T10">Гр.421702</text:span></text:p>
          </draw:text-box>
        </draw:frame>
        <draw:frame draw:style-name="gr32" draw:text-style-name="P1" draw:layer="layout" svg:width="0.406cm" svg:height="0.664cm" svg:x="40.602cm" svg:y="27.118cm">
          <draw:text-box>
            <text:p text:style-name="P2"><text:span text:style-name="T11">1</text:span></text:p>
          </draw:text-box>
        </draw:frame>
        <draw:polyline draw:style-name="gr22" draw:text-style-name="P1" draw:layer="layout" svg:width="0.002cm" svg:height="1.776cm" svg:x="32.535cm" svg:y="13.808cm" svg:viewBox="0 0 3 1777" draw:points="0,0 0,477 3,477 3,1777">
          <text:p/>
        </draw:poly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ISOCPEUR" svg:font-family="ISOCPEU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8T10:46:30.779221622</dc:date>
    <dc:language>ru-RU</dc:language>
    <meta:creation-date>2023-12-02T09:42:21Z</meta:creation-date>
    <meta:initial-creator>Cyrill</meta:initial-creator>
    <meta:generator>LibreOffice/24.8.2.1$MacOSX_AARCH64 LibreOffice_project/0f794b6e29741098670a3b95d60478a65d05ef13</meta:generator>
    <meta:editing-duration>PT21M2S</meta:editing-duration>
    <meta:editing-cycles>2</meta:editing-cycles>
    <meta:document-statistic meta:object-count="207"/>
    <meta:template xlink:type="simple" xlink:actuate="onRequest" xlink:title="Формат" xlink:href=""/>
  </office:meta>
</office:document-meta>
</file>